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3729in" fo:margin-left="-0.1979in" style:page-number="auto" table:align="left" style:writing-mode="lr-tb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3729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C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5" style:family="table-row">
      <style:table-row-properties style:min-row-height="0.1097in" fo:keep-together="auto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25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2153in" fo:keep-together="auto"/>
    </style:style>
    <style:style style:name="Table1.A8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10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12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5" style:family="table-row">
      <style:table-row-properties style:min-row-height="0.5701in" fo:keep-together="auto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c5646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normal" fo:font-weight="bold" officeooo:rsid="00b95b15" officeooo:paragraph-rsid="00c56467" style:font-size-asian="10pt" style:font-style-asian="normal" style:font-weight-asian="bold" style:font-name-complex="Calibri1" style:font-size-complex="10pt" style:font-style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italic" fo:font-weight="normal" officeooo:rsid="000d3c20" officeooo:paragraph-rsid="00c56467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c74586"/>
    </style:style>
    <style:style style:name="P5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6" style:family="paragraph" style:parent-style-name="Standard">
      <style:text-properties fo:font-variant="small-caps" style:font-name="Calibri1" fo:font-size="11pt" fo:font-weight="bold" officeooo:rsid="0078e127" officeooo:paragraph-rsid="00c56467" style:font-size-asian="11pt" style:font-weight-asian="bold" style:font-name-complex="Calibri1" style:font-size-complex="11pt"/>
    </style:style>
    <style:style style:name="P7" style:family="paragraph" style:parent-style-name="Standard">
      <style:text-properties fo:font-variant="small-caps" style:font-name="Calibri1" fo:font-size="11pt" fo:font-weight="bold" officeooo:paragraph-rsid="00c56467" style:font-size-asian="11pt" style:font-weight-asian="bold" style:font-name-complex="Calibri1" style:font-size-complex="11pt"/>
    </style:style>
    <style:style style:name="P8" style:family="paragraph" style:parent-style-name="Standard">
      <style:text-properties fo:font-variant="small-caps" style:font-name="Calibri1" fo:font-size="11pt" fo:font-weight="bold" officeooo:rsid="00c56467" officeooo:paragraph-rsid="00c56467" style:font-size-asian="11pt" style:font-weight-asian="bold" style:font-name-complex="Calibri1" style:font-size-complex="11pt"/>
    </style:style>
    <style:style style:name="P9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10" style:family="paragraph" style:parent-style-name="Standard">
      <style:text-properties style:font-name="Calibri1" fo:font-size="10pt" officeooo:rsid="0080ab90" officeooo:paragraph-rsid="00c3a044" style:font-size-asian="10pt" style:font-name-complex="Calibri1" style:font-size-complex="10pt"/>
    </style:style>
    <style:style style:name="P11" style:family="paragraph" style:parent-style-name="Standard">
      <style:text-properties style:font-name="Calibri1" fo:font-size="10pt" officeooo:rsid="0081ccdf" officeooo:paragraph-rsid="00c3a044" style:font-size-asian="10pt" style:font-name-complex="Calibri1" style:font-size-complex="10pt"/>
    </style:style>
    <style:style style:name="P12" style:family="paragraph" style:parent-style-name="Standard">
      <style:text-properties style:font-name="Calibri1" fo:font-size="10pt" officeooo:rsid="0081ccdf" officeooo:paragraph-rsid="00c56467" style:font-size-asian="10pt" style:font-name-complex="Calibri1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0pt" fo:font-weight="normal" officeooo:rsid="0081ccdf" officeooo:paragraph-rsid="00c3a044" style:font-size-asian="10pt" style:font-weight-asian="normal" style:font-name-complex="Calibri1" style:font-size-complex="10pt" style:font-weight-complex="normal"/>
    </style:style>
    <style:style style:name="P14" style:family="paragraph" style:parent-style-name="Standard">
      <style:text-properties style:font-name="Calibri1" fo:font-size="10pt" fo:font-weight="normal" officeooo:rsid="0081ccdf" officeooo:paragraph-rsid="00c56467" style:font-size-asian="10pt" style:font-weight-asian="normal" style:font-name-complex="Calibri1" style:font-size-complex="10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Calibri1" fo:font-size="10pt" fo:font-weight="normal" officeooo:rsid="0080ab90" officeooo:paragraph-rsid="00c3a044" style:font-size-asian="10pt" style:font-weight-asian="normal" style:font-name-complex="Calibri1" style:font-size-complex="10pt" style:font-weight-complex="normal"/>
    </style:style>
    <style:style style:name="P16" style:family="paragraph" style:parent-style-name="Standard">
      <style:text-properties style:font-name="Calibri1" fo:font-size="10pt" fo:font-weight="bold" officeooo:rsid="0022eecc" officeooo:paragraph-rsid="00c56467" style:font-size-asian="10pt" style:font-weight-asian="bold" style:font-name-complex="Calibri1" style:font-size-complex="10pt"/>
    </style:style>
    <style:style style:name="P17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Calibri" fo:font-size="10pt" style:font-size-asian="10pt" style:font-size-complex="10pt"/>
    </style:style>
    <style:style style:name="P20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22" style:family="paragraph" style:parent-style-name="Standard">
      <style:text-properties style:font-name="Calibri" fo:font-size="10pt" officeooo:rsid="00c1c0a7" officeooo:paragraph-rsid="00c1c0a7" style:font-size-asian="10pt" style:font-size-complex="10pt"/>
    </style:style>
    <style:style style:name="P23" style:family="paragraph" style:parent-style-name="Standard">
      <style:text-properties style:font-name="Calibri" fo:font-size="10pt" fo:font-weight="bold" officeooo:rsid="00c1c0a7" officeooo:paragraph-rsid="00c1c0a7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25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c74586" style:font-size-asian="10pt" style:font-style-asian="italic" style:font-name-complex="Calibri1" style:font-size-complex="10pt" style:font-style-complex="italic"/>
    </style:style>
    <style:style style:name="P26" style:family="paragraph" style:parent-style-name="Standard">
      <style:text-properties style:font-name="Calibri" fo:font-size="10pt" officeooo:rsid="00c1c0a7" officeooo:paragraph-rsid="00c1c0a7" style:font-size-asian="10pt" style:font-size-complex="10pt"/>
    </style:style>
    <style:style style:name="P27" style:family="paragraph" style:parent-style-name="Achievement">
      <style:text-properties officeooo:paragraph-rsid="00c56467"/>
    </style:style>
    <style:style style:name="P28" style:family="paragraph" style:parent-style-name="Achievement">
      <style:text-properties fo:font-size="10pt" officeooo:paragraph-rsid="00cfd71a" style:font-size-asian="10pt" style:font-size-complex="10pt"/>
    </style:style>
    <style:style style:name="P29" style:family="paragraph" style:parent-style-name="Achievement">
      <style:text-properties fo:font-size="10pt" officeooo:paragraph-rsid="00c56467" style:font-size-asian="10pt" style:font-size-complex="10pt"/>
    </style:style>
    <style:style style:name="P30" style:family="paragraph" style:parent-style-name="Achievement">
      <style:text-properties fo:font-size="10pt" officeooo:paragraph-rsid="00ce9787" style:font-size-asian="10pt" style:font-size-complex="10pt"/>
    </style:style>
    <style:style style:name="P31" style:family="paragraph" style:parent-style-name="Achievement">
      <style:text-properties fo:font-size="10pt" officeooo:paragraph-rsid="00d2e646" style:font-size-asian="10pt" style:font-size-complex="10pt"/>
    </style:style>
    <style:style style:name="P32" style:family="paragraph" style:parent-style-name="Achievement">
      <style:text-properties style:font-name="Calibri1" fo:font-size="10pt" officeooo:paragraph-rsid="00cfd71a" style:font-size-asian="10pt" style:font-name-complex="Calibri1" style:font-size-complex="10pt"/>
    </style:style>
    <style:style style:name="P33" style:family="paragraph" style:parent-style-name="Achievement">
      <style:text-properties style:font-name="Calibri1" fo:font-size="10pt" officeooo:paragraph-rsid="00c74586" style:font-size-asian="10pt" style:font-name-complex="Calibri1" style:font-size-complex="10pt"/>
    </style:style>
    <style:style style:name="P34" style:family="paragraph" style:parent-style-name="Achievement">
      <style:text-properties style:font-name="Calibri1" fo:font-size="10pt" officeooo:rsid="006c699f" officeooo:paragraph-rsid="00c56467" style:font-size-asian="10pt" style:font-name-complex="Calibri1" style:font-size-complex="10pt"/>
    </style:style>
    <style:style style:name="P35" style:family="paragraph" style:parent-style-name="Achievement">
      <style:text-properties style:font-name="Calibri1" fo:font-size="10pt" fo:letter-spacing="0.0126in" officeooo:paragraph-rsid="00c56467" style:font-size-asian="10pt" style:font-name-complex="Calibri1" style:font-size-complex="10pt"/>
    </style:style>
    <style:style style:name="P36" style:family="paragraph" style:parent-style-name="Achievement">
      <style:text-properties style:font-name="Calibri" fo:font-size="10pt" officeooo:paragraph-rsid="00c3a044" style:font-size-asian="10pt" style:font-size-complex="10pt"/>
    </style:style>
    <style:style style:name="P37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38" style:family="paragraph" style:parent-style-name="Achievement">
      <style:text-properties style:font-name="Calibri" fo:font-size="10pt" officeooo:paragraph-rsid="00d37df5" style:font-size-asian="10pt" style:font-size-complex="10pt"/>
    </style:style>
    <style:style style:name="P39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ce9787" style:font-size-asian="10pt" style:font-size-complex="10pt"/>
    </style:style>
    <style:style style:name="P40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41" style:family="paragraph" style:parent-style-name="Achievement">
      <style:paragraph-properties fo:margin-left="0in" fo:margin-right="0in" fo:text-indent="0in" style:auto-text-indent="false"/>
      <style:text-properties style:font-name="Calibri" fo:font-size="10pt" fo:font-style="normal" officeooo:rsid="00b95b15" officeooo:paragraph-rsid="00c56467" style:font-size-asian="10pt" style:font-style-asian="normal" style:font-size-complex="10pt" style:font-style-complex="normal"/>
    </style:style>
    <style:style style:name="P42" style:family="paragraph" style:parent-style-name="Achievement">
      <style:paragraph-properties fo:margin-left="0in" fo:margin-right="0in" fo:text-indent="0in" style:auto-text-indent="false"/>
      <style:text-properties style:font-name="Calibri1" fo:font-size="10pt" fo:font-style="normal" officeooo:rsid="0025aacf" officeooo:paragraph-rsid="00c56467" style:font-size-asian="10pt" style:font-style-asian="normal" style:font-name-complex="Calibri1" style:font-size-complex="10pt" style:font-style-complex="normal"/>
    </style:style>
    <style:style style:name="P43" style:family="paragraph" style:parent-style-name="Achievement">
      <style:paragraph-properties fo:margin-left="0in" fo:margin-right="0in" fo:text-indent="0in" style:auto-text-indent="false"/>
      <style:text-properties style:font-name="Calibri1" fo:font-size="10pt" fo:font-style="italic" fo:font-weight="normal" officeooo:rsid="006bb441" officeooo:paragraph-rsid="00c56467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44" style:family="paragraph" style:parent-style-name="Achievement">
      <style:paragraph-properties fo:margin-left="0.05in" fo:margin-right="0in" fo:text-indent="0in" style:auto-text-indent="false"/>
      <style:text-properties style:font-name="Calibri1" fo:font-size="10pt" officeooo:rsid="006c699f" officeooo:paragraph-rsid="00c56467" style:font-size-asian="10pt" style:font-name-complex="Calibri1" style:font-size-complex="10pt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66abc6" style:font-name-complex="Calibri1"/>
    </style:style>
    <style:style style:name="T3" style:family="text">
      <style:text-properties style:font-name="Calibri1" officeooo:rsid="0063b056" style:font-name-complex="Calibri1"/>
    </style:style>
    <style:style style:name="T4" style:family="text">
      <style:text-properties style:font-name="Calibri1" officeooo:rsid="0066a6d9" style:font-name-complex="Calibri1"/>
    </style:style>
    <style:style style:name="T5" style:family="text">
      <style:text-properties style:font-name="Calibri1" officeooo:rsid="0080095c" style:font-name-complex="Calibri1"/>
    </style:style>
    <style:style style:name="T6" style:family="text">
      <style:text-properties style:font-name="Calibri1" officeooo:rsid="008fbe35" style:font-name-complex="Calibri1"/>
    </style:style>
    <style:style style:name="T7" style:family="text">
      <style:text-properties style:font-name="Calibri1" officeooo:rsid="00a2b38b" style:font-name-complex="Calibri1"/>
    </style:style>
    <style:style style:name="T8" style:family="text">
      <style:text-properties style:font-name="Calibri1" officeooo:rsid="00b3edd9" style:font-name-complex="Calibri1"/>
    </style:style>
    <style:style style:name="T9" style:family="text">
      <style:text-properties style:font-name="Calibri1" officeooo:rsid="002571ed" style:font-name-complex="Calibri1"/>
    </style:style>
    <style:style style:name="T10" style:family="text">
      <style:text-properties style:font-name="Calibri1" officeooo:rsid="0025aacf" style:font-name-complex="Calibri1"/>
    </style:style>
    <style:style style:name="T11" style:family="text">
      <style:text-properties style:font-name="Calibri1" officeooo:rsid="00265cc0" style:font-name-complex="Calibri1"/>
    </style:style>
    <style:style style:name="T12" style:family="text">
      <style:text-properties style:font-name="Calibri1" fo:font-weight="bold" style:font-weight-asian="bold" style:font-name-complex="Calibri1"/>
    </style:style>
    <style:style style:name="T13" style:family="text">
      <style:text-properties style:font-name="Calibri1" fo:font-weight="bold" officeooo:rsid="0063b056" style:font-weight-asian="bold" style:font-name-complex="Calibri1" style:font-weight-complex="bold"/>
    </style:style>
    <style:style style:name="T14" style:family="text">
      <style:text-properties style:font-name="Calibri1" fo:font-weight="bold" officeooo:rsid="007d6996" style:font-weight-asian="bold" style:font-name-complex="Calibri1" style:font-weight-complex="bold"/>
    </style:style>
    <style:style style:name="T15" style:family="text">
      <style:text-properties style:font-name="Calibri1" fo:font-weight="bold" officeooo:rsid="00aa909a" style:font-weight-asian="bold" style:font-name-complex="Calibri1" style:font-weight-complex="bold"/>
    </style:style>
    <style:style style:name="T16" style:family="text">
      <style:text-properties style:font-name="Calibri1" fo:font-weight="bold" officeooo:rsid="0063b056" style:font-weight-asian="bold" style:font-name-complex="Calibri1"/>
    </style:style>
    <style:style style:name="T17" style:family="text">
      <style:text-properties style:font-name="Calibri1" fo:letter-spacing="0.0126in" style:font-name-complex="Calibri1"/>
    </style:style>
    <style:style style:name="T18" style:family="text">
      <style:text-properties style:font-name="Calibri1" fo:letter-spacing="0.0126in" officeooo:rsid="006db708" style:font-name-complex="Calibri1"/>
    </style:style>
    <style:style style:name="T19" style:family="text">
      <style:text-properties style:font-name="Calibri1" fo:letter-spacing="0.0126in" officeooo:rsid="006f21f6" style:font-name-complex="Calibri1"/>
    </style:style>
    <style:style style:name="T20" style:family="text">
      <style:text-properties style:font-name="Calibri1" fo:letter-spacing="0.0126in" officeooo:rsid="006c699f" style:font-name-complex="Calibri1"/>
    </style:style>
    <style:style style:name="T21" style:family="text">
      <style:text-properties style:font-name="Calibri1" fo:letter-spacing="0.0126in" officeooo:rsid="00ab0450" style:font-name-complex="Calibri1"/>
    </style:style>
    <style:style style:name="T22" style:family="text">
      <style:text-properties style:font-name="Calibri1" fo:letter-spacing="0.0126in" officeooo:rsid="00af6150" style:font-name-complex="Calibri1"/>
    </style:style>
    <style:style style:name="T23" style:family="text">
      <style:text-properties style:font-name="Calibri1" fo:letter-spacing="0.0126in" officeooo:rsid="00b06f28" style:font-name-complex="Calibri1"/>
    </style:style>
    <style:style style:name="T24" style:family="text">
      <style:text-properties style:font-name="Calibri1" fo:letter-spacing="0.0126in" officeooo:rsid="00b226a8" style:font-name-complex="Calibri1"/>
    </style:style>
    <style:style style:name="T25" style:family="text">
      <style:text-properties style:font-name="Calibri1" fo:letter-spacing="0.0126in" officeooo:rsid="00cf1a82" style:font-name-complex="Calibri1"/>
    </style:style>
    <style:style style:name="T26" style:family="text">
      <style:text-properties style:font-name="Calibri1" fo:letter-spacing="0.0126in" officeooo:rsid="00cfd02f" style:font-name-complex="Calibri1"/>
    </style:style>
    <style:style style:name="T27" style:family="text">
      <style:text-properties style:font-name="Calibri1" fo:letter-spacing="0.0126in" fo:font-weight="bold" style:font-weight-asian="bold" style:font-name-complex="Calibri1"/>
    </style:style>
    <style:style style:name="T28" style:family="text">
      <style:text-properties style:font-name="Calibri1" fo:letter-spacing="0.0126in" fo:font-weight="bold" officeooo:rsid="00cf1a82" style:font-weight-asian="bold" style:font-name-complex="Calibri1" style:font-weight-complex="bold"/>
    </style:style>
    <style:style style:name="T29" style:family="text">
      <style:text-properties style:font-name="Calibri1" fo:font-weight="normal" officeooo:rsid="007d6996" style:font-weight-asian="normal" style:font-name-complex="Calibri1" style:font-weight-complex="normal"/>
    </style:style>
    <style:style style:name="T30" style:family="text">
      <style:text-properties style:font-name="Calibri1" fo:font-weight="normal" officeooo:rsid="00d0f4ca" style:font-weight-asian="normal" style:font-name-complex="Calibri1" style:font-weight-complex="normal"/>
    </style:style>
    <style:style style:name="T31" style:family="text">
      <style:text-properties style:font-name="Calibri1" fo:font-size="10pt" style:font-size-asian="10pt" style:font-name-complex="Calibri1" style:font-size-complex="10pt"/>
    </style:style>
    <style:style style:name="T32" style:family="text">
      <style:text-properties style:font-name="Calibri1" fo:font-size="10pt" officeooo:rsid="006bb441" style:font-size-asian="10pt" style:font-name-complex="Calibri1" style:font-size-complex="10pt"/>
    </style:style>
    <style:style style:name="T33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34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35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6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37" style:family="text">
      <style:text-properties style:font-name="Calibri1" fo:font-size="10pt" fo:font-style="italic" fo:font-weight="normal" officeooo:rsid="006bb44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8" style:family="text">
      <style:text-properties style:font-name="Calibri1" fo:font-size="10pt" fo:font-style="italic" fo:font-weight="normal" officeooo:rsid="008390c4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39" style:family="text">
      <style:text-properties style:font-name="Calibri1" fo:font-size="10pt" fo:font-style="italic" fo:font-weight="normal" officeooo:rsid="00b92638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40" style:family="text">
      <style:text-properties style:font-name="Calibri1" fo:font-size="10pt" fo:font-style="italic" fo:font-weight="bold" officeooo:rsid="006bb441" style:font-size-asian="10pt" style:font-style-asian="italic" style:font-weight-asian="bold" style:font-name-complex="Calibri1" style:font-size-complex="10pt" style:font-style-complex="italic" style:font-weight-complex="bold"/>
    </style:style>
    <style:style style:name="T41" style:family="text">
      <style:text-properties style:font-name="Calibri1" fo:font-size="10pt" fo:font-style="normal" fo:font-weight="bold" officeooo:rsid="008390c4" style:font-size-asian="10pt" style:font-style-asian="normal" style:font-weight-asian="bold" style:font-name-complex="Calibri1" style:font-size-complex="10pt" style:font-style-complex="normal" style:font-weight-complex="bold"/>
    </style:style>
    <style:style style:name="T42" style:family="text">
      <style:text-properties style:font-name="Calibri1" fo:font-size="10pt" fo:font-style="normal" fo:font-weight="bold" officeooo:rsid="006bb441" style:font-size-asian="10pt" style:font-style-asian="normal" style:font-weight-asian="bold" style:font-name-complex="Calibri1" style:font-size-complex="10pt" style:font-style-complex="normal" style:font-weight-complex="bold"/>
    </style:style>
    <style:style style:name="T43" style:family="text">
      <style:text-properties style:font-name="Calibri1" fo:font-size="10pt" fo:font-style="normal" fo:font-weight="normal" officeooo:rsid="00b9263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44" style:family="text">
      <style:text-properties style:font-name="Calibri1" fo:font-size="10pt" fo:font-style="normal" fo:font-weight="normal" officeooo:rsid="006bb44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45" style:family="text">
      <style:text-properties style:font-name="Calibri1" fo:font-size="10pt" fo:font-style="normal" fo:font-weight="normal" officeooo:rsid="0022eec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46" style:family="text">
      <style:text-properties style:font-name="Calibri1" fo:font-size="10pt" fo:font-style="normal" fo:font-weight="normal" officeooo:rsid="000d3c2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b92638" style:font-weight-asian="bold" style:font-weight-complex="bold"/>
    </style:style>
    <style:style style:name="T49" style:family="text">
      <style:text-properties fo:font-weight="bold" style:font-weight-asian="bold" style:font-name-complex="Calibri1"/>
    </style:style>
    <style:style style:name="T50" style:family="text">
      <style:text-properties fo:font-weight="bold" style:font-weight-asian="bold" style:font-name-complex="Calibri1" style:font-weight-complex="bold"/>
    </style:style>
    <style:style style:name="T51" style:family="text">
      <style:text-properties fo:font-weight="bold" officeooo:rsid="00975e1c" style:font-weight-asian="bold" style:font-name-complex="Calibri1" style:font-weight-complex="bold"/>
    </style:style>
    <style:style style:name="T52" style:family="text">
      <style:text-properties fo:font-weight="bold" officeooo:rsid="00965846" style:font-weight-asian="bold" style:font-name-complex="Calibri1" style:font-weight-complex="bold"/>
    </style:style>
    <style:style style:name="T53" style:family="text">
      <style:text-properties fo:font-weight="bold" officeooo:rsid="00bfc1e4" style:font-weight-asian="bold" style:font-name-complex="Calibri1" style:font-weight-complex="bold"/>
    </style:style>
    <style:style style:name="T54" style:family="text">
      <style:text-properties fo:font-weight="bold" officeooo:rsid="00d37df5" style:font-weight-asian="bold" style:font-name-complex="Calibri1" style:font-weight-complex="bold"/>
    </style:style>
    <style:style style:name="T55" style:family="text">
      <style:text-properties style:text-position="super 58%" officeooo:rsid="00b8fc03"/>
    </style:style>
    <style:style style:name="T56" style:family="text">
      <style:text-properties style:text-position="super 58%" fo:font-weight="bold" style:font-weight-asian="bold" style:font-name-complex="Calibri1" style:font-weight-complex="bold"/>
    </style:style>
    <style:style style:name="T57" style:family="text">
      <style:text-properties officeooo:rsid="00405a11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b92638" style:font-weight-asian="normal" style:font-weight-complex="normal"/>
    </style:style>
    <style:style style:name="T60" style:family="text">
      <style:text-properties fo:font-weight="normal" officeooo:rsid="008390c4" style:font-weight-asian="normal" style:font-weight-complex="normal"/>
    </style:style>
    <style:style style:name="T61" style:family="text">
      <style:text-properties fo:font-weight="normal" officeooo:rsid="00bb2615" style:font-weight-asian="normal" style:font-weight-complex="normal"/>
    </style:style>
    <style:style style:name="T62" style:family="text">
      <style:text-properties fo:font-weight="normal" officeooo:rsid="00c30ca3" style:font-weight-asian="normal" style:font-weight-complex="normal"/>
    </style:style>
    <style:style style:name="T63" style:family="text">
      <style:text-properties fo:font-weight="normal" officeooo:rsid="00232361" style:font-weight-asian="normal" style:font-weight-complex="normal"/>
    </style:style>
    <style:style style:name="T64" style:family="text">
      <style:text-properties fo:font-weight="normal" officeooo:rsid="0080095c" style:font-weight-asian="normal" style:font-weight-complex="normal"/>
    </style:style>
    <style:style style:name="T65" style:family="text">
      <style:text-properties fo:font-weight="normal" officeooo:rsid="0025aacf" style:font-weight-asian="normal" style:font-weight-complex="normal"/>
    </style:style>
    <style:style style:name="T66" style:family="text">
      <style:text-properties fo:font-weight="normal" officeooo:rsid="000d3c20" style:font-weight-asian="normal" style:font-weight-complex="normal"/>
    </style:style>
    <style:style style:name="T67" style:family="text">
      <style:text-properties fo:font-weight="normal" officeooo:rsid="00975e1c" style:font-weight-asian="normal" style:font-name-complex="Calibri1" style:font-weight-complex="normal"/>
    </style:style>
    <style:style style:name="T68" style:family="text">
      <style:text-properties fo:font-weight="normal" officeooo:rsid="00a14397" style:font-weight-asian="normal" style:font-name-complex="Calibri1" style:font-weight-complex="normal"/>
    </style:style>
    <style:style style:name="T69" style:family="text">
      <style:text-properties fo:font-weight="normal" officeooo:rsid="00965846" style:font-weight-asian="normal" style:font-name-complex="Calibri1" style:font-weight-complex="normal"/>
    </style:style>
    <style:style style:name="T70" style:family="text">
      <style:text-properties fo:font-weight="normal" officeooo:rsid="00d37df5" style:font-weight-asian="normal" style:font-name-complex="Calibri1" style:font-weight-complex="normal"/>
    </style:style>
    <style:style style:name="T71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72" style:family="text">
      <style:text-properties officeooo:rsid="00842298"/>
    </style:style>
    <style:style style:name="T73" style:family="text">
      <style:text-properties fo:color="#000000" style:font-name="Calibri" fo:font-size="10pt" style:text-underline-style="none" style:font-size-asian="10pt" style:font-size-complex="10pt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c30ca3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842298" style:font-style-asian="italic" style:font-weight-asian="normal" style:font-style-complex="italic" style:font-weight-complex="normal"/>
    </style:style>
    <style:style style:name="T78" style:family="text">
      <style:text-properties style:font-name="Calibri" fo:font-size="10pt" style:font-size-asian="10pt" style:font-size-complex="10pt"/>
    </style:style>
    <style:style style:name="T79" style:family="text">
      <style:text-properties style:font-name="Calibri" fo:font-size="10pt" officeooo:rsid="00b8cfa2" style:font-size-asian="10pt" style:font-size-complex="10pt"/>
    </style:style>
    <style:style style:name="T80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81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82" style:family="text">
      <style:text-properties officeooo:rsid="00b8fc03"/>
    </style:style>
    <style:style style:name="T83" style:family="text">
      <style:text-properties style:font-name-complex="Calibri1"/>
    </style:style>
    <style:style style:name="T84" style:family="text">
      <style:text-properties officeooo:rsid="00965846" style:font-name-complex="Calibri1"/>
    </style:style>
    <style:style style:name="T85" style:family="text">
      <style:text-properties officeooo:rsid="00bfc1e4" style:font-name-complex="Calibri1"/>
    </style:style>
    <style:style style:name="T86" style:family="text">
      <style:text-properties officeooo:rsid="008842b8" style:font-name-complex="Calibri1"/>
    </style:style>
    <style:style style:name="T87" style:family="text">
      <style:text-properties officeooo:rsid="0087f163" style:font-name-complex="Calibri1"/>
    </style:style>
    <style:style style:name="T88" style:family="text">
      <style:text-properties officeooo:rsid="00397b62" style:font-name-complex="Calibri1"/>
    </style:style>
    <style:style style:name="T89" style:family="text">
      <style:text-properties officeooo:rsid="008bfd6c" style:font-name-complex="Calibri1"/>
    </style:style>
    <style:style style:name="T90" style:family="text">
      <style:text-properties officeooo:rsid="00389fbd" style:font-name-complex="Calibri1"/>
    </style:style>
    <style:style style:name="T91" style:family="text">
      <style:text-properties officeooo:rsid="00b92638"/>
    </style:style>
    <style:style style:name="T92" style:family="text">
      <style:text-properties officeooo:rsid="00b92638" style:font-weight-complex="bold"/>
    </style:style>
    <style:style style:name="T93" style:family="text">
      <style:text-properties officeooo:rsid="0025aacf" style:font-weight-complex="bold"/>
    </style:style>
    <style:style style:name="T94" style:family="text">
      <style:text-properties officeooo:rsid="00822b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pan text:style-name="T82">3209 E. 10</text:span><text:span text:style-name="T55">th</text:span><text:span text:style-name="T82"> st. Apt. E7, </text:span>Bloomington, <text:span text:style-name="T57">IN </text:span>47408.</text:p>
          </table:table-cell>
          <table:table-cell table:style-name="Table1.A1" office:value-type="string">
            <text:p text:style-name="Text_20_body"><text:span text:style-name="T71"><text:s text:c="3"/></text:span><text:span text:style-name="T80">RAHUL PASUNURI</text:span><text:span text:style-name="T81"> </text:span><text:span text:style-name="T78">https://</text:span><text:span text:style-name="T79">linkedin.com/in/rahulpasunuri</text:span></text:p>
          </table:table-cell>
          <table:table-cell table:style-name="Table1.A1" office:value-type="string">
            <text:p text:style-name="P21"><text:s/><text:span text:style-name="T91">(</text:span>812<text:span text:style-name="T91">)</text:span> 369-7646</text:p>
            <text:p text:style-name="P24"><text:span text:style-name="T78"><text:s/></text:span><text:a xlink:type="simple" xlink:href="mailto:rahupasu@indiana.edu"><text:span text:style-name="T73">rahupasu@indiana.edu</text:span></text:a></text:p>
          </table:table-cell>
        </table:table-row>
        <table:table-row table:style-name="Table1.2">
          <table:table-cell table:style-name="Table1.A2" table:number-columns-spanned="3" office:value-type="string">
            <text:p text:style-name="P5">Education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10"><text:span text:style-name="T47">Indiana University</text:span>, <text:span text:style-name="T47">Bloomington</text:span>, IN <text:s text:c="11"/></text:p>
          </table:table-cell>
          <table:covered-table-cell/>
          <table:table-cell table:style-name="Table1.C3" office:value-type="string">
            <text:p text:style-name="P15"><text:span text:style-name="T94">August 2014 - Present</text:span><text:span text:style-name="T5"> <text:s text:c="53"/></text:span></text:p>
          </table:table-cell>
        </table:table-row>
        <table:table-row table:style-name="Table1.3">
          <table:table-cell table:style-name="Table1.A5" table:number-columns-spanned="2" office:value-type="string">
            <text:p text:style-name="P10"><text:span text:style-name="T74">Master of Science in </text:span><text:span text:style-name="T75">Computer Science</text:span><text:span text:style-name="T74">.</text:span></text:p>
          </table:table-cell>
          <table:covered-table-cell/>
          <table:table-cell table:style-name="Table1.C5" office:value-type="string">
            <text:p text:style-name="P18"/>
          </table:table-cell>
        </table:table-row>
        <table:table-row table:style-name="Table1.5">
          <table:table-cell table:style-name="Table1.A5" table:number-columns-spanned="2" office:value-type="string">
            <text:p text:style-name="P10"/>
          </table:table-cell>
          <table:covered-table-cell/>
          <table:table-cell table:style-name="Table1.C5" office:value-type="string">
            <text:p text:style-name="P18"/>
          </table:table-cell>
        </table:table-row>
        <table:table-row table:style-name="Table1.3">
          <table:table-cell table:style-name="Table1.A6" table:number-columns-spanned="2" office:value-type="string">
            <text:p text:style-name="P11"><text:span text:style-name="T47">Indian Institute of Technology</text:span> – Guwahati (<text:span text:style-name="T47">IIT – Guwahati</text:span>) </text:p>
          </table:table-cell>
          <table:covered-table-cell/>
          <table:table-cell table:style-name="Table1.C7" office:value-type="string">
            <text:p text:style-name="P13"><text:s text:c="11"/><text:span text:style-name="T72">August 2009 – May 2013</text:span> <text:s text:c="8"/></text:p>
          </table:table-cell>
        </table:table-row>
        <table:table-row table:style-name="Table1.7">
          <table:table-cell table:style-name="Table1.A7" table:number-columns-spanned="2" office:value-type="string">
            <text:p text:style-name="P12"><text:span text:style-name="T75">Bachelor of Technology </text:span><text:span text:style-name="T76">in </text:span><text:span text:style-name="T75">Computer Science and En</text:span><text:span text:style-name="T77">gineering.</text:span></text:p>
            <text:p text:style-name="P14"><text:span text:style-name="T91">Cumulative GPA: </text:span><text:span text:style-name="T48">7.48</text:span><text:span text:style-name="T91"> (on scale of 10).</text:span></text:p>
            <text:p text:style-name="P14"/>
          </table:table-cell>
          <table:covered-table-cell/>
          <table:table-cell table:style-name="Table1.C7" office:value-type="string">
            <text:p text:style-name="P17"/>
          </table:table-cell>
        </table:table-row>
        <table:table-row table:style-name="Table1.8">
          <table:table-cell table:style-name="Table1.A8" table:number-columns-spanned="3" office:value-type="string">
            <text:p text:style-name="P8">Employment</text:p>
          </table:table-cell>
          <table:covered-table-cell/>
          <table:covered-table-cell/>
        </table:table-row>
        <table:table-row table:style-name="Table1.8">
          <table:table-cell table:style-name="Table1.A9" table:number-columns-spanned="3" office:value-type="string">
            <text:p text:style-name="P16"><text:span text:style-name="T92">School of Informatics &amp; Computing</text:span><text:span text:style-name="T59">, Bloomington, </text:span><text:span text:style-name="T61">IN. <text:s text:c="37"/></text:span><text:span text:style-name="T63">August</text:span><text:span text:style-name="T58"> 201</text:span><text:span text:style-name="T63">4</text:span><text:span text:style-name="T58"> – </text:span><text:span text:style-name="T64">Present</text:span></text:p>
            <text:p text:style-name="P1">Associate Instructor.</text:p>
            <text:list xml:id="list8343175582835462015" text:style-name="WW8Num4">
              <text:list-item>
                <text:p text:style-name="P41"><text:span text:style-name="T9">Associate Instructor for </text:span><text:span text:style-name="T10">the</text:span><text:span text:style-name="T11"> </text:span><text:span text:style-name="T10">course </text:span><text:span text:style-name="T14">I</text:span><text:span text:style-name="T15">nformation</text:span><text:span text:style-name="T14"> I</text:span><text:span text:style-name="T15">nfrastructure</text:span><text:span text:style-name="T29"> </text:span><text:span text:style-name="T14">II </text:span><text:span text:style-name="T30">using Python</text:span><text:span text:style-name="T10">.</text:span></text:p>
                <text:p text:style-name="P42"/>
              </text:list-item>
            </text:list>
            <text:p text:style-name="P2"><text:span text:style-name="T93">S&amp;P Capital IQ</text:span><text:span text:style-name="T65">, </text:span><text:span text:style-name="T59">Gurgaon, India. <text:s text:c="77"/></text:span><text:span text:style-name="T63">J</text:span><text:span text:style-name="T59">ul</text:span><text:span text:style-name="T66">y</text:span><text:span text:style-name="T59"> 2013 – </text:span><text:span text:style-name="T66">July 2014</text:span></text:p>
            <text:p text:style-name="P3">Software Engineer.</text:p>
            <text:list xml:id="list140548031833592" text:continue-numbering="true" text:style-name="WW8Num4">
              <text:list-item>
                <text:p text:style-name="P27"><text:span text:style-name="T7">D</text:span><text:span text:style-name="T2">eveloping a system to do </text:span><text:span text:style-name="T13">Auto Extraction</text:span><text:span text:style-name="T3"> of Financial Data from documents </text:span><text:span text:style-name="T4">of various </text:span></text:p>
                <text:p text:style-name="P27"><text:span text:style-name="T4"><text:s text:c="8"/>formats like PDF, Excel, T</text:span><text:span text:style-name="T6">e</text:span><text:span text:style-name="T4">xt, XML </text:span><text:span text:style-name="T3">using </text:span><text:span text:style-name="T16">Information Retrieval</text:span><text:span text:style-name="T3"> techniques.</text:span></text:p>
              </text:list-item>
              <text:list-item>
                <text:p text:style-name="P27"><text:span text:style-name="T34">Implemented a system for the </text:span><text:span text:style-name="T36">e</text:span><text:span text:style-name="T35">xtraction of text</text:span><text:span text:style-name="T33"> </text:span><text:span text:style-name="T31">from PDF documents</text:span><text:span text:style-name="T32">, while preserving </text:span><text:span text:style-name="T37">the</text:span></text:p>
                <text:p text:style-name="P27"><text:span text:style-name="T37"><text:s text:c="8"/></text:span><text:span text:style-name="T42">reading order</text:span><text:span text:style-name="T37">, </text:span><text:span text:style-name="T44">analysing various open-source projects</text:span><text:span text:style-name="T37">.</text:span></text:p>
                <text:p text:style-name="P43"/>
              </text:list-item>
            </text:list>
            <text:p text:style-name="P4"><text:span text:style-name="T42">Yahoo!</text:span><text:span text:style-name="T40"> </text:span><text:span text:style-name="T41">Inc</text:span><text:span text:style-name="T38">, </text:span><text:span text:style-name="T43">Bangalore, India</text:span><text:span text:style-name="T39">. <text:s text:c="92"/></text:span><text:span text:style-name="T45">Summer</text:span><text:span text:style-name="T46"> 201</text:span><text:span text:style-name="T45">2</text:span></text:p>
            <text:p text:style-name="P25"><text:span text:style-name="T58">Software Engineer, Intern</text:span><text:span text:style-name="T60">.</text:span></text:p>
            <text:list xml:id="list140546604642041" text:continue-numbering="true" text:style-name="WW8Num4">
              <text:list-item>
                <text:p text:style-name="P28"><text:span text:style-name="T1">Creation of a </text:span><text:span text:style-name="T12">testing framework</text:span><text:span text:style-name="T1"> for a system (called ‘Duplo’), which dynamically handles</text:span></text:p>
                <text:p text:style-name="P32"><text:s text:c="8"/>feature phone requests.</text:p>
                <text:p text:style-name="P33"/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10" table:number-columns-spanned="3" office:value-type="string">
            <text:p text:style-name="P7">Academic Projects</text:p>
          </table:table-cell>
          <table:covered-table-cell/>
          <table:covered-table-cell/>
        </table:table-row>
        <table:table-row table:style-name="Table1.8">
          <table:table-cell table:style-name="Table1.A11" table:number-columns-spanned="3" office:value-type="string">
            <text:list xml:id="list140547597231398" text:continue-numbering="true" text:style-name="WW8Num4">
              <text:list-item>
                <text:p text:style-name="P29"><text:span text:style-name="T17">Analy</text:span><text:span text:style-name="T24">zed</text:span><text:span text:style-name="T17"> of various boosting algorithms, for </text:span><text:span text:style-name="T27">Viola – Jones faces detection</text:span><text:span text:style-name="T17"> <text:s text:c="2"/></text:span></text:p>
                <text:p text:style-name="P35"><text:s text:c="6"/>method on various metrics(using OpenCV).</text:p>
              </text:list-item>
              <text:list-item>
                <text:p text:style-name="P30"><text:span text:style-name="T17">Implement</text:span><text:span text:style-name="T24">ed</text:span><text:span text:style-name="T17"> of Jarvis-Patrick algorithm </text:span><text:span text:style-name="T25">in </text:span><text:span text:style-name="T28">Hadoop</text:span><text:span text:style-name="T25"> using</text:span><text:span text:style-name="T17"> </text:span><text:span text:style-name="T27">Map-Reduce</text:span><text:span text:style-name="T17"> paradigm </text:span></text:p>
                <text:p text:style-name="P31"><text:span text:style-name="T27"><text:s text:c="5"/></text:span><text:span text:style-name="T17">and contribut</text:span><text:span text:style-name="T26">ed</text:span><text:span text:style-name="T17"> the same to Apache Mahout</text:span><text:span text:style-name="T18">(</text:span><text:span text:style-name="T19">in a </text:span><text:span text:style-name="T18">team of 2).</text:span></text:p>
              </text:list-item>
              <text:list-item>
                <text:p text:style-name="P31"><text:span text:style-name="T17">Design</text:span><text:span text:style-name="T22">ed</text:span><text:span text:style-name="T17"> simple </text:span><text:span text:style-name="T27">OpenGL graphics</text:span><text:span text:style-name="T17"> using own procedures for Modeling, Clipping,</text:span></text:p>
                <text:p text:style-name="P29"><text:span text:style-name="T17"><text:s text:c="6"/>Transformations, Lighting </text:span><text:span text:style-name="T18">and</text:span><text:span text:style-name="T17"> z-Buffering</text:span><text:span text:style-name="T18">(</text:span><text:span text:style-name="T19">in a </text:span><text:span text:style-name="T18">team of 2).</text:span></text:p>
              </text:list-item>
              <text:list-item>
                <text:p text:style-name="P29"><text:span text:style-name="T17">Design</text:span><text:span text:style-name="T23">ed</text:span><text:span text:style-name="T17"> and implement</text:span><text:span text:style-name="T23">ed</text:span><text:span text:style-name="T17"> </text:span><text:span text:style-name="T27">Data backup </text:span><text:span text:style-name="T17">and </text:span><text:span text:style-name="T27">File Sharing </text:span><text:span text:style-name="T17">service </text:span><text:span text:style-name="T24">which </text:span><text:span text:style-name="T21">r</text:span><text:span text:style-name="T17">un</text:span><text:span text:style-name="T24">s</text:span><text:span text:style-name="T17"> in <text:s/></text:span></text:p>
                <text:p text:style-name="P29"><text:span text:style-name="T17"><text:s text:c="6"/>a LAN</text:span><text:span text:style-name="T20">(in a team of 4).</text:span></text:p>
              </text:list-item>
              <text:list-item>
                <text:p text:style-name="P29"><text:span text:style-name="T1">Design</text:span><text:span text:style-name="T8">ed</text:span><text:span text:style-name="T1"> and develop</text:span><text:span text:style-name="T8">ed</text:span><text:span text:style-name="T1"> </text:span><text:span text:style-name="T12">Assembler and Loader</text:span><text:span text:style-name="T1"> for IBM 360/370 Machine Instruction Set</text:span></text:p>
                <text:p text:style-name="P34"><text:s text:c="7"/>(in a team of 2).</text:p>
                <text:p text:style-name="P44"/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12" table:number-columns-spanned="3" office:value-type="string">
            <text:p text:style-name="P6">Extra-curricular Activities and Achievements</text:p>
          </table:table-cell>
          <table:covered-table-cell/>
          <table:covered-table-cell/>
        </table:table-row>
        <table:table-row table:style-name="Table1.8">
          <table:table-cell table:style-name="Table1.A13" table:number-columns-spanned="3" office:value-type="string">
            <text:list xml:id="list140547288865360" text:continue-numbering="true" text:style-name="WW8Num4">
              <text:list-item>
                <text:p text:style-name="P36"><text:span text:style-name="T83">Member of </text:span><text:span text:style-name="T49">Organizing committee</text:span><text:span text:style-name="T83"> and the </text:span><text:span text:style-name="T49">Webmaster</text:span><text:span text:style-name="T83"> of Techniche-2011, North-East India’s</text:span></text:p>
                <text:p text:style-name="P36"><text:span text:style-name="T83"><text:s text:c="7"/></text:span><text:span text:style-name="T50">largest Technical festival</text:span><text:span text:style-name="T83">, with a budget of over 6 million INR.</text:span></text:p>
              </text:list-item>
              <text:list-item>
                <text:p text:style-name="P38"><text:span text:style-name="T67">Honoured with </text:span><text:span text:style-name="T51">CBSE Merit Scholarship</text:span><text:span text:style-name="T67"> for four </text:span><text:span text:style-name="T68">consecutive </text:span><text:span text:style-name="T67">years, </text:span><text:span text:style-name="T70">which awards </text:span><text:span text:style-name="T54">12,000 INR</text:span><text:span text:style-name="T70"> <text:s text:c="5"/></text:span></text:p>
                <text:p text:style-name="P38"><text:span text:style-name="T70"><text:s text:c="7"/>per annum.</text:span></text:p>
              </text:list-item>
              <text:list-item>
                <text:p text:style-name="P36"><text:span text:style-name="T83">Got into the </text:span><text:span text:style-name="T49">Top 1 %</text:span><text:span text:style-name="T83"> in both </text:span><text:span text:style-name="T49">National Physics</text:span><text:span text:style-name="T83"> </text:span><text:span text:style-name="T50">Olympiad</text:span><text:span text:style-name="T83"> (2009) and </text:span><text:span text:style-name="T49">National Chemistry</text:span></text:p>
                <text:p text:style-name="P36"><text:span text:style-name="T49"><text:s text:c="6"/></text:span><text:span text:style-name="T83"><text:s/></text:span><text:span text:style-name="T50">Olympiad</text:span><text:span text:style-name="T83"> (2010), competing against around 40,000 people.</text:span></text:p>
              </text:list-item>
              <text:list-item>
                <text:p text:style-name="P37"><text:span text:style-name="T83">Secured </text:span><text:span text:style-name="T50">19</text:span><text:span text:style-name="T56">th</text:span><text:span text:style-name="T83"> rank in Sir C.V. RAMAN ‘</text:span><text:span text:style-name="T49">YOUNG GENIUS’ AWARDS</text:span><text:span text:style-name="T83"> (2006-2007).</text:span></text:p>
              </text:list-item>
              <text:list-item>
                <text:p text:style-name="P37"><text:span text:style-name="T84">Secured a rank of </text:span><text:span text:style-name="T52">1124 </text:span><text:span text:style-name="T69">out of </text:span><text:span text:style-name="T67">0.5 million students in the exam </text:span><text:span text:style-name="T51">IIT-JEE</text:span><text:span text:style-name="T67">.</text:span></text:p>
              </text:list-item>
              <text:list-item>
                <text:p text:style-name="P39">State Rank of <text:span text:style-name="T47">32</text:span> and All India Rank of <text:span text:style-name="T47">149 </text:span>(of .70 million) in AIEEE (All India Engineering </text:p>
                <text:p text:style-name="P39"><text:s text:c="7"/>Entrance Examination).</text:p>
                <text:list>
                  <text:list-header>
                    <text:p text:style-name="P40"/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1.14">
          <table:table-cell table:style-name="Table1.A14" table:number-columns-spanned="3" office:value-type="string">
            <text:p text:style-name="P9">Technical Skills</text:p>
          </table:table-cell>
          <table:covered-table-cell/>
          <table:covered-table-cell/>
        </table:table-row>
        <table:table-row table:style-name="Table1.15">
          <table:table-cell table:style-name="Table1.A15" table:number-columns-spanned="3" office:value-type="string">
            <text:p text:style-name="P19"><text:span text:style-name="T53">Languages:</text:span><text:span text:style-name="T85"> </text:span><text:span text:style-name="T86">C; C++</text:span><text:span text:style-name="T83">; C#.</text:span><text:span text:style-name="T87">NET</text:span><text:span text:style-name="T83">; </text:span><text:span text:style-name="T88">T-</text:span><text:span text:style-name="T83">SQL; </text:span><text:span text:style-name="T86">Python</text:span><text:span text:style-name="T83">; PHP; </text:span><text:span text:style-name="T86">Java</text:span><text:span text:style-name="T83">; HTML; JavaScript; </text:span><text:span text:style-name="T89">Bash; </text:span><text:span text:style-name="T85">XML</text:span><text:span text:style-name="T83">.</text:span></text:p>
            <text:p text:style-name="P23">DataBases: <text:span text:style-name="T62">MYSQL, T-SQL.</text:span></text:p>
            <text:p text:style-name="P22"><text:span text:style-name="T50">Tools &amp; Utilities:</text:span><text:span text:style-name="T83"> Visual Studio; Microsoft SQL Server; </text:span><text:span text:style-name="T90">Joomla</text:span><text:span text:style-name="T83">; PHPUnit; LaTeX; Dreamweaver.</text:span></text:p>
            <text:p text:style-name="P22"><text:span text:style-name="T50">Platforms:</text:span><text:span text:style-name="T83"> Linux, Microsoft Windows.</text:span></text:p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4-09-08T14:05:46.301675823</dc:date>
    <meta:print-date>2013-11-14T21:33:00</meta:print-date>
    <meta:editing-cycles>437</meta:editing-cycles>
    <meta:editing-duration>PT12H24M1S</meta:editing-duration>
    <meta:generator>LibreOffice/4.2.6.3$Linux_X86_64 LibreOffice_project/420m0$Build-3</meta:generator>
    <meta:document-statistic meta:table-count="1" meta:image-count="0" meta:object-count="0" meta:page-count="2" meta:paragraph-count="58" meta:word-count="422" meta:character-count="3103" meta:non-whitespace-character-count="2366"/>
  </office:meta>
</office:document-meta>
</file>